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だ、だから、今はヴィスティが留守だ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、お、お互い悔いのない戦いをする
ためにも、ま、また出直せって言ってるん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！？　な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したいのは山々なのですが、こちらも
これ以上、時間をかけていられませんの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悪いけど、ここで討たせてもらう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！　えへ！　カラットさまには手を
出させないもん！　わたし頑張る！　えへへへ！
えへ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第一手がシールドの展開な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身の劣勢を痛感している何よりのお証拠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畳み掛けますわよ、サッファ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。</text:p>
          </table:table-cell>
          <table:table-cell table:style-name="ce0" office:value-type="string">
            <text:p>Map389</text:p>
          </table:table-cell>
          <table:table-cell table:style-name="ce0"/>
          <table:table-cell table:style-name="ce0" office:value-type="string">
            <text:p>Yeah.</text:p>
          </table:table-cell>
          <table:table-cell table:number-columns-repeated="1020"/>
        </table:table-row>
        <table:table-row>
          <table:table-cell table:style-name="ce0" office:value-type="string">
            <text:p>ひ、ひいいぃぃ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は洸龍玉の使い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たくし達の同時攻撃を一切通さないなんて
素晴らしい魔力ですこと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ノーダメージはすごい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すが、これほど強力なシールドを維持する
など、相当な出力を割かれているはず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長くは持ちません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へ！　バレちゃったかー！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わわわ・・・ブ、ブロンシュ・・・頑張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・・・くっ、やはり双璧の名はダテじゃありません
　わね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よくこれだけの攻撃を耐えられるなぁ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・・・お往生際が・・・ハァ・・・ハァ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悪いですわね・・・！！　ハァ・・・ハァ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・・・んん・・・え・・・えへ・・・ん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ハァ・・・ハァ・・・でも、さすがに・・・限界み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、ブロンシュぅ・・・ひぐ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んん・・・ん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はふ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ハァ・・・ハァ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ぜぇ・・・ぜぇ・・・</text:p>
          </table:table-cell>
          <table:table-cell table:style-name="ce0" office:value-type="string">
            <text:p>Map195</text:p>
          </table:table-cell>
          <table:table-cell table:style-name="ce0"/>
          <table:table-cell table:style-name="ce0" office:value-type="string">
            <text:p>Hehhh... hehhh...</text:p>
          </table:table-cell>
          <table:table-cell table:number-columns-repeated="1020"/>
        </table:table-row>
        <table:table-row>
          <table:table-cell table:style-name="ce0" office:value-type="string">
            <text:p>えへ・・・え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わわわわわわわわわ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・・・もう・・・だめ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さあさあ！　いよいよ決着の時です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覚悟を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ぎひゃあああぁぁあああああぁ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姉さん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何が起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とか間に合ったよう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ちゃんだーー！！　えへへ！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、ヴィスティいいいぃ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戻ってきたんだなーっ！　よかったああ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。　遅くなり申し訳ありませんでした。
魔界でカレーを作っていたもの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？？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御覧のとおり、死神を雇うことに成功
し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4体持ち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おお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、死神だって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も、よ・・・4体持ち・・・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・・・そんなの、反則にも程がある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くやった、ヴィスティ！　お前なら
やってくれると信じていた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光栄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いつらは、どういたしましょ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でダジェルバージ家の門歌を無理やり
歌わせて、屈辱のどん底に落としてやろ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りあえず今は牢にでも閉じ込めておけ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分かり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1+01:00</meta:creation-date>
    <dc:date>2020-02-11T20:00:1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